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teScpException.RemoteScp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cpException.RemoteScp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cpException.RemoteScp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teScpException.RemoteScp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